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Light" fo:font-size="15pt" style:font-size-asian="15pt" style:font-size-complex="15pt"/>
    </style:style>
    <style:style style:name="P2" style:family="paragraph" style:parent-style-name="Standard">
      <style:text-properties style:font-name="DejaVu Sans Light" fo:font-size="15pt" officeooo:paragraph-rsid="000478f6" style:font-size-asian="15pt" style:font-size-complex="15pt"/>
    </style:style>
    <style:style style:name="P3" style:family="paragraph" style:parent-style-name="Standard">
      <style:text-properties style:font-name="DejaVu Sans Light" fo:font-size="15pt" style:font-size-asian="15pt" style:font-name-complex="Arial1" style:font-size-complex="15pt"/>
    </style:style>
    <style:style style:name="P4" style:family="paragraph" style:parent-style-name="Standard">
      <style:text-properties style:font-name="DejaVu Sans Light" fo:font-size="15pt" officeooo:paragraph-rsid="000478f6" style:font-size-asian="15pt" style:font-name-complex="Arial1" style:font-size-complex="15pt"/>
    </style:style>
    <style:style style:name="P5" style:family="paragraph" style:parent-style-name="Standard" style:master-page-name="Standard">
      <style:paragraph-properties fo:text-align="center" style:justify-single-word="false" style:page-number="auto"/>
      <style:text-properties style:font-name="DejaVu Sans Light" fo:font-size="15pt" style:text-underline-style="solid" style:text-underline-width="auto" style:text-underline-color="font-color" fo:font-weight="bold" style:font-size-asian="15pt" style:font-weight-asian="bold" style:font-size-complex="15pt" style:font-weight-complex="bold"/>
    </style:style>
    <style:style style:name="P6" style:family="paragraph" style:parent-style-name="Standard">
      <style:text-properties style:font-name="DejaVu Sans Light" fo:font-size="15pt" fo:font-weight="bold" style:font-size-asian="15pt" style:font-weight-asian="bold" style:font-name-complex="Arial1" style:font-size-complex="15pt"/>
    </style:style>
    <style:style style:name="T1" style:family="text">
      <style:text-properties fo:font-weight="bold" style:font-weight-asian="bold" style:font-name-complex="Arial1" style:font-weight-complex="bold"/>
    </style:style>
    <style:style style:name="T2" style:family="text">
      <style:text-properties fo:font-weight="bold" officeooo:rsid="000478f6" style:font-weight-asian="bold" style:font-name-complex="Arial1" style:font-weight-complex="bold"/>
    </style:style>
    <style:style style:name="T3" style:family="text">
      <style:text-properties fo:font-weight="bold" officeooo:rsid="00050977" style:font-weight-asian="bold" style:font-name-complex="Arial1" style:font-weight-complex="bold"/>
    </style:style>
    <style:style style:name="T4" style:family="text">
      <style:text-properties fo:font-weight="bold" officeooo:rsid="0005a538" style:font-weight-asian="bold" style:font-name-complex="Arial1" style:font-weight-complex="bold"/>
    </style:style>
    <style:style style:name="T5" style:family="text">
      <style:text-properties style:font-name-complex="Arial1"/>
    </style:style>
    <style:style style:name="T6" style:family="text">
      <style:text-properties officeooo:rsid="000478f6" style:font-name-complex="Arial1"/>
    </style:style>
    <style:style style:name="T7" style:family="text">
      <style:text-properties style:text-underline-style="solid" style:text-underline-width="auto" style:text-underline-color="font-color" fo:font-weight="bold" style:font-weight-asian="bold" style:font-name-complex="Arial1"/>
    </style:style>
    <style:style style:name="T8" style:family="text">
      <style:text-properties fo:font-style="normal" style:font-style-asian="normal" style:font-name-complex="Arial1" style:font-style-complex="normal"/>
    </style:style>
    <style:style style:name="T9" style:family="text">
      <style:text-properties fo:font-style="normal" fo:font-weight="bold" officeooo:rsid="000478f6" style:font-style-asian="normal" style:font-weight-asian="bold" style:font-name-complex="Arial1"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5">Seminar </text:span><text:span text:style-name="T6">3</text:span></text:p>
      <text:p text:style-name="P1"><text:span text:style-name="T5">Choose </text:span><text:span text:style-name="T7">one</text:span><text:span text:style-name="T5"> of the following research scenarios: </text:span></text:p>
      <text:p text:style-name="P3"/>
      <text:p text:style-name="P6">ONE</text:p>
      <text:p text:style-name="P1"><text:span text:style-name="T5">“You work for an educational charity that aims to implement policy changes across the higher education sector. Your line manager has commissioned a project that attempts to understand why some universities perform better in their NSS </text:span><text:span text:style-name="T6">(National Student Survey)</text:span><text:span text:style-name="T5"> scores than others </text:span><text:span text:style-name="T6">using a survey</text:span><text:span text:style-name="T5">. </text:span><text:span text:style-name="T8">Your line manager has put you in charge of </text:span><text:span text:style-name="T9">deciding the mode of delivery</text:span><text:span text:style-name="T8"> for the study…”</text:span></text:p>
      <text:p text:style-name="P3"/>
      <text:p text:style-name="P6">TWO</text:p>
      <text:p text:style-name="P2"><text:span text:style-name="T5">“You work for </text:span><text:span text:style-name="T6">the Wikimedia Foundation</text:span><text:span text:style-name="T5">. </text:span><text:span text:style-name="T6">The Foundation has detected that the number of contributors in the Wikipedia project has dropped down during the past years. They have decided to carry out a study, using a survey, to research the possible barriers which the contributors are facing. They have contacted you </text:span><text:span text:style-name="T2">to cho</text:span><text:span text:style-name="T3">o</text:span><text:span text:style-name="T2">se the mode of delivery</text:span><text:span text:style-name="T6"> for this study...”</text:span></text:p>
      <text:p text:style-name="P4"/>
      <text:p text:style-name="P6">THREE</text:p>
      <text:p text:style-name="P1"><text:span text:style-name="T5">“You work for a youth outreach team which aims to keep young people in education in economically deprived areas. The head of the outreach team has asked you to devise a survey that attempts to understand why some young people (under the age of 16 and who have been excluded from mainstream school) commit offences in their youth. In order to understand this issue, </text:span><text:bookmark text:name="_GoBack"/><text:span text:style-name="T5">the head of the outreach team has asked you t</text:span><text:span text:style-name="T1">o </text:span><text:span text:style-name="T2">cho</text:span><text:span text:style-name="T4">o</text:span><text:span text:style-name="T2">se the mode of delivery</text:span><text:span text:style-name="T6"> for a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l AP Mr (Social Sciences)</meta:initial-creator>
    <meta:editing-cycles>19</meta:editing-cycles>
    <meta:creation-date>2015-10-12T10:08:00</meta:creation-date>
    <dc:date>2015-10-18T21:53:11.436103032</dc:date>
    <meta:editing-duration>PT25M42S</meta:editing-duration>
    <meta:generator>LibreOffice/4.3.3.2$Linux_X86_64 LibreOffice_project/430m0$Build-2</meta:generator>
    <dc:creator>David Rozas</dc:creator>
    <meta:document-statistic meta:table-count="0" meta:image-count="0" meta:object-count="0" meta:page-count="1" meta:paragraph-count="8" meta:word-count="216" meta:character-count="1270" meta:non-whitespace-character-count="1061"/>
    <meta:user-defined meta:name="AppVersion">15.0000</meta:user-defined>
    <meta:user-defined meta:name="Company">University of Surre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